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5.53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83cm" fo:min-width="1.676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5.532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337cm" fo:min-width="5.532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09cm" fo:min-width="1.13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033cm" svg:height="0.953cm" svg:x="5.445cm" svg:y="3.539cm">
          <text:p text:style-name="P1">Randomize Ite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2.54cm" svg:height="1.587cm" svg:x="1.317cm" svg:y="1.635cm">
          <text:p text:style-name="P1">Start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3" draw:text-style-name="P2" draw:layer="layout" svg:x1="3.857cm" svg:y1="2.429cm" svg:x2="5.445cm" svg:y2="2.428cm" draw:start-shape="id1" draw:start-glue-point="7" draw:end-shape="id2" draw:end-glue-point="3" svg:d="M3857 2429h795v-1h793" svg:viewBox="0 0 1589 2">
          <text:p/>
        </draw:connector>
        <draw:custom-shape draw:style-name="gr4" draw:text-style-name="P1" xml:id="id2" draw:id="id2" draw:layer="layout" svg:width="6.032cm" svg:height="0.953cm" svg:x="5.445cm" svg:y="1.952cm">
          <text:p text:style-name="P1">Randomize Room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8.461cm" svg:y1="2.905cm" svg:x2="8.462cm" svg:y2="3.539cm" draw:start-shape="id2" draw:start-glue-point="2" draw:end-shape="id3" draw:end-glue-point="4" svg:d="M8461 2905v316h1v318" svg:viewBox="0 0 2 635">
          <text:p/>
        </draw:connector>
        <draw:custom-shape draw:style-name="gr1" draw:text-style-name="P1" xml:id="id4" draw:id="id4" draw:layer="layout" svg:width="6.033cm" svg:height="0.953cm" svg:x="5.445cm" svg:y="5.139cm">
          <text:p text:style-name="P1">Randomize Villai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8.462cm" svg:y1="4.492cm" svg:x2="8.462cm" svg:y2="5.139cm" draw:start-shape="id3" draw:start-glue-point="6" draw:end-shape="id4" draw:end-glue-point="4" svg:d="M8462 4492v647" svg:viewBox="0 0 1 648">
          <text:p/>
        </draw:connector>
        <draw:custom-shape draw:style-name="gr1" draw:text-style-name="P1" xml:id="id5" draw:id="id5" draw:layer="layout" svg:width="6.033cm" svg:height="0.953cm" svg:x="12.112cm" svg:y="1.952cm">
          <text:p text:style-name="P1">Set Items to roo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6.033cm" svg:height="0.953cm" svg:x="12.112cm" svg:y="3.539cm">
          <text:p text:style-name="P1">Set Villain in roo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draw:line-skew="0cm -6.851cm" svg:x1="8.462cm" svg:y1="6.092cm" svg:x2="15.129cm" svg:y2="1.952cm" draw:start-shape="id4" draw:start-glue-point="6" draw:end-shape="id5" draw:end-glue-point="4" svg:d="M8462 6092v501h3333v-5143h3334v502" svg:viewBox="0 0 6668 5144">
          <text:p/>
        </draw:connector>
        <draw:connector draw:style-name="gr8" draw:text-style-name="P2" draw:layer="layout" svg:x1="15.129cm" svg:y1="2.905cm" svg:x2="15.129cm" svg:y2="3.539cm" draw:start-shape="id5" draw:start-glue-point="6" draw:end-shape="id6" draw:end-glue-point="4" svg:d="M15129 2905v634" svg:viewBox="0 0 1 635">
          <text:p/>
        </draw:connector>
        <draw:custom-shape draw:style-name="gr1" draw:text-style-name="P1" xml:id="id7" draw:id="id7" draw:layer="layout" svg:width="6.033cm" svg:height="0.953cm" svg:x="12.112cm" svg:y="5.127cm">
          <text:p text:style-name="P1">Generate Exi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129cm" svg:y1="4.492cm" svg:x2="15.128cm" svg:y2="5.127cm" draw:start-shape="id6" draw:start-glue-point="6" draw:end-shape="id7" draw:end-glue-point="0" svg:d="M15129 4492v317h-1v318" svg:viewBox="0 0 2 636">
          <text:p/>
        </draw:connector>
        <draw:custom-shape draw:style-name="gr10" draw:text-style-name="P1" draw:layer="layout" svg:width="6.032cm" svg:height="1.587cm" svg:x="3.858cm" svg:y="7.668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1.905cm" svg:height="1.905cm" svg:x="16.24cm" svg:y="24.812cm">
          <text:p text:style-name="P1">End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3:02:38.576456528</meta:creation-date>
    <dc:date>2024-07-20T13:33:00.904208194</dc:date>
    <meta:editing-duration>PT16M25S</meta:editing-duration>
    <meta:editing-cycles>2</meta:editing-cycles>
    <meta:generator>LibreOffice/24.2.5.2$Linux_X86_64 LibreOffice_project/420$Build-2</meta:generator>
    <meta:document-statistic meta:object-count="15"/>
  </office:meta>
</office:document-meta>
</file>